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yt-cool-title">
      <style:graphic-properties draw:fill-color="#ffffff" draw:auto-grow-height="true" draw:auto-grow-width="true" fo:min-height="3.507cm" fo:min-width="23.912cm" loext:decorative="false"/>
      <style:paragraph-properties style:writing-mode="lr-tb"/>
    </style:style>
    <style:style style:name="pr2" style:family="presentation" style:parent-style-name="lyt-cool-outline1">
      <style:graphic-properties draw:fill-color="#ffffff" draw:auto-grow-height="true" draw:auto-grow-width="true" fo:min-height="13.23cm" fo:min-width="23.912cm" loext:decorative="false"/>
      <style:paragraph-properties style:writing-mode="lr-tb"/>
    </style:style>
    <style:style style:name="pr3" style:family="presentation" style:parent-style-name="lyt-cool-notes">
      <style:graphic-properties draw:fill-color="#ffffff" draw:auto-grow-height="true" fo:min-height="11.41cm" loext:decorative="false"/>
      <style:paragraph-properties style:writing-mode="lr-tb"/>
    </style:style>
    <style:style style:name="pr4" style:family="presentation" style:parent-style-name="lyt-cool-title">
      <style:graphic-properties fo:min-height="3.507cm" loext:decorative="false"/>
      <style:paragraph-properties style:writing-mode="lr-tb"/>
    </style:style>
    <style:style style:name="pr5" style:family="presentation" style:parent-style-name="lyt-cool-outline1">
      <style:graphic-properties fo:min-height="15.371cm" loext:decorative="false"/>
      <style:paragraph-properties style:writing-mode="lr-tb"/>
    </style:style>
    <style:style style:name="pr6" style:family="presentation" style:parent-style-name="lyt-cool-notes">
      <style:graphic-properties draw:fill-color="#ffffff" fo:min-height="11.41cm" loext:decorative="false"/>
      <style:paragraph-properties style:writing-mode="lr-tb"/>
    </style:style>
    <style:style style:name="pr7" style:family="presentation" style:parent-style-name="lyt-cool-outline1">
      <style:graphic-properties fo:min-height="13.23cm" loext:decorative="false"/>
      <style:paragraph-properties style:writing-mode="lr-tb"/>
    </style:style>
    <style:style style:name="pr8" style:family="presentation" style:parent-style-name="lyt-cool-outline1">
      <style:graphic-properties fo:min-height="12.297cm" loext:decorative="false"/>
      <style:paragraph-properties style:writing-mode="lr-tb"/>
    </style:style>
    <style:style style:name="pr9" style:family="presentation" style:parent-style-name="lyt-cool-outline1">
      <style:graphic-properties fo:min-height="16.908cm" loext:decorative="false"/>
      <style:paragraph-properties style:writing-mode="lr-tb"/>
    </style:style>
    <style:style style:name="pr10" style:family="presentation" style:parent-style-name="lyt-cool-outline1">
      <style:graphic-properties fo:min-height="9.433cm" loext:decorative="false"/>
      <style:paragraph-properties style:writing-mode="lr-tb"/>
    </style:style>
    <style:style style:name="pr11" style:family="presentation" style:parent-style-name="lyt-cool-outline1">
      <style:graphic-properties fo:min-height="10.76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1.2cm" fo:margin-right="0cm" fo:text-indent="-0.9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– TBD / Department of Assesing Value</text:p>
                <text:p>of the great nation of Datlof</text:p>
              </text:list-item>
              <text:list-item>
                <text:p>D A V G N O D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layer="layout" svg:width="23.912cm" svg:height="13.23cm" svg:x="2.058cm" svg:y="5.838cm" presentation:class="outline">
          <draw:text-box>
            <text:list text:style-name="L2">
              <text:list-item>
                <text:p>2D or 3D?</text:p>
              </text:list-item>
              <text:list-item>
                <text:p>2D UI game</text:p>
              </text:list-item>
              <text:list-item>
                <text:p>Similar to "Papers Please"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packages</text:p>
              </text:list-item>
              <text:list-item>
                <text:p>The game starts with the player waking up after suffering head trauma induced memory loss</text:p>
              </text:list-item>
              <text:list-item>
                <text:p>You have to determine the cost of things based on hints / clues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8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Stuff comes in (via conveyor belt)</text:p>
              </text:list-item>
              <text:list-item>
                <text:p>Player has to figure out the approximate cost of all things</text:p>
              </text:list-item>
              <text:list-item>
                <text:p>Some things might need to be disposed</text:p>
              </text:list-item>
              <text:list-item>
                <text:p>Choices are confirmed and stuff moves off screen</text:p>
              </text:list-item>
              <text:list-item>
                <text:p>Evaluation / feedback</text:p>
              </text:list-item>
              <text:list-item>
                <text:p>More stuff comes in - OR - Game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9" draw:layer="layout" svg:width="23.912cm" svg:height="16.908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</text:p>
              </text:list-item>
              <text:list-item>
                <text:p>Zooming in on stuff on the 3D object would be a bonus</text:p>
              </text:list-item>
              <text:list-item>
                <text:p>Update board with new information - updated as the game goes on</text:p>
              </text:list-item>
              <text:list-item>
                <text:p>A bin chute for disposing things - drag and drop to destroy</text:p>
              </text:list-item>
              <text:list-item>
                <text:p>Import / Export - stuff can go in or out of country - different rules apply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1" draw:layer="layout" svg:width="23.912cm" svg:height="10.76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1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Warehouse storing [resource] was destroyed by [fire / riots]</text:p>
              </text:list-item>
              <text:list-item>
                <text:p>Polls show people want [product]</text:p>
              </text:list-item>
              <text:list-item>
                <text:p>Article in newspaper indicates people expect [product] will be cheaper on national holida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header>
                <text:p>Tea box, bottle of gin, box of jaffas, red-matter bomb box, bee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2D assets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header>
                <text:p>Manual, conveyor belt, news board, 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Where depth?</text:p>
          </draw:text-box>
        </draw:frame>
        <draw:frame presentation:style-name="pr10" draw:layer="layout" svg:width="23.912cm" svg:height="9.433cm" svg:x="2.058cm" svg:y="5.838cm" presentation:class="outline">
          <draw:text-box>
            <text:list text:style-name="L2">
              <text:list-item>
                <text:p>Hiding things behind other objects</text:p>
              </text:list-item>
              <text:list-item>
                <text:p>Fake objects (bottle of gin labelled as tea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2cm" svg:height="3.507cm" svg:x="2.058cm" svg:y="1.543cm" presentation:class="title">
          <draw:text-box>
            <text:p>Story dialogue</text:p>
          </draw:text-box>
        </draw:frame>
        <draw:frame presentation:style-name="pr5" draw:layer="layout" svg:width="23.912cm" svg:height="15.371cm" svg:x="2.058cm" svg:y="5.838cm" presentation:class="outline" presentation:user-transformed="true">
          <draw:text-box>
            <text:list text:style-name="L2">
              <text:list-header>
                <text:p>Black screen, “Comrade! Comrade! Are you alright, comrade?</text:p>
                <text:p>Button that asks “what happened”</text:p>
                <text:p>“Looks like you hit your head pretty hard, comrade. You need to wake up! Your shift is about to begin!”</text:p>
                <text:p>Button with “Where am I? Where did the Jingle Jam go?”</text:p>
                <text:p>“Jingling Jam!? What are you talking about Comrade? This is the 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adornments="Standard" style:font-family-generic="swiss" style:font-pitch="variable"/>
    <style:font-face style:name="Albany1" svg:font-family="Albany" style:font-adornments="Fett" style:font-family-generic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loext:opacity="100%" style:text-outline="false" style:text-line-through-style="none" style:text-line-through-type="none" style:font-name="Albany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Albany1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 loext:decorative="fals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 loext:decorative="fals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loext:graphic-properties draw:fill-color="#125c8d" draw:fill-image-width="1cm" draw:fill-image-height="1cm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2" draw:layer="backgroundobjects" svg:width="0.505cm" svg:height="2.552cm" svg:x="0cm" svg:y="0cm">
        <text:p/>
      </draw:rect>
      <draw:rect presentation:style-name="Mpr2" draw:text-style-name="MP2" draw:layer="backgroundobjects" svg:width="0.505cm" svg:height="2.552cm" svg:x="0cm" svg:y="6.615cm">
        <text:p/>
      </draw:rect>
      <draw:rect presentation:style-name="Mpr2" draw:text-style-name="MP2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46</meta:editing-cycles>
    <meta:editing-duration>PT19H2M2S</meta:editing-duration>
    <meta:initial-creator>Dominik </meta:initial-creator>
    <dc:date>2024-12-08T10:31:32.412836859</dc:date>
    <meta:document-statistic meta:object-count="64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